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20"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25"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26"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27" style:family="paragraph" style:parent-style-name="Standard">
      <style:paragraph-properties fo:text-align="center" style:justify-single-word="false"/>
      <style:text-properties fo:font-size="24pt" fo:font-weight="bold" officeooo:rsid="00406c44" officeooo:paragraph-rsid="00406c44"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30"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31"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2"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3"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4"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35"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64"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65"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66"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67"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68"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69"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70"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71"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72"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73"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74"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75"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76"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77"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78"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79"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80" style:family="paragraph" style:parent-style-name="Standard">
      <style:paragraph-properties fo:text-align="start" style:justify-single-word="false" fo:break-before="page"/>
      <style:text-properties fo:font-size="13pt" fo:font-weight="bold" officeooo:rsid="0140a9b1" officeooo:paragraph-rsid="0140a9b1" style:font-size-asian="11.3500003814697pt" style:font-weight-asian="bold" style:font-size-complex="13pt"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83"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84"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85" style:family="paragraph" style:parent-style-name="Table_20_Contents">
      <style:paragraph-properties fo:text-align="center" style:justify-single-word="false"/>
      <style:text-properties fo:font-size="12pt" style:font-size-asian="12pt" style:font-size-complex="12pt"/>
    </style:style>
    <style:style style:name="P86"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87"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88"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89"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90"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91"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92"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93"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94"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127"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128"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129"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130"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131"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132"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133"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134"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135"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136"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37"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138"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39"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40" style:family="paragraph" style:parent-style-name="Heading_20_1">
      <style:paragraph-properties fo:break-before="page"/>
    </style:style>
    <style:style style:name="P141" style:family="paragraph">
      <style:paragraph-properties fo:text-align="center"/>
    </style:style>
    <style:style style:name="T1" style:family="text">
      <style:text-properties officeooo:rsid="0024af3d"/>
    </style:style>
    <style:style style:name="T2" style:family="text">
      <style:text-properties officeooo:rsid="002e5ea5"/>
    </style:style>
    <style:style style:name="T3" style:family="text">
      <style:text-properties officeooo:rsid="004320b5"/>
    </style:style>
    <style:style style:name="T4" style:family="text">
      <style:text-properties officeooo:rsid="005cb1b8"/>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77f5e8"/>
    </style:style>
    <style:style style:name="T18" style:family="text">
      <style:text-properties officeooo:rsid="009f43a1"/>
    </style:style>
    <style:style style:name="T19" style:family="text">
      <style:text-properties officeooo:rsid="00a0759e"/>
    </style:style>
    <style:style style:name="T20" style:family="text">
      <style:text-properties officeooo:rsid="00ad0d4a"/>
    </style:style>
    <style:style style:name="T21" style:family="text">
      <style:text-properties officeooo:rsid="00d7f445"/>
    </style:style>
    <style:style style:name="T22" style:family="text">
      <style:text-properties officeooo:rsid="00fd9905"/>
    </style:style>
    <style:style style:name="T23" style:family="text">
      <style:text-properties officeooo:rsid="011212b2"/>
    </style:style>
    <style:style style:name="T24" style:family="text">
      <style:text-properties officeooo:rsid="0119e029"/>
    </style:style>
    <style:style style:name="T25" style:family="text">
      <style:text-properties officeooo:rsid="011ed7a8"/>
    </style:style>
    <style:style style:name="T26" style:family="text">
      <style:text-properties officeooo:rsid="01224e6f"/>
    </style:style>
    <style:style style:name="T27" style:family="text">
      <style:text-properties officeooo:rsid="01262b77"/>
    </style:style>
    <style:style style:name="T28" style:family="text">
      <style:text-properties officeooo:rsid="0129b0d0"/>
    </style:style>
    <style:style style:name="T29" style:family="text">
      <style:text-properties officeooo:rsid="0132f7a9"/>
    </style:style>
    <style:style style:name="T30" style:family="text">
      <style:text-properties officeooo:rsid="0139f8fa"/>
    </style:style>
    <style:style style:name="T31" style:family="text">
      <style:text-properties officeooo:rsid="013eb653"/>
    </style:style>
    <style:style style:name="T32" style:family="text">
      <style:text-properties officeooo:rsid="013f50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custom-shape text:anchor-type="paragraph" draw:z-index="3" draw:name="Forma1" draw:style-name="gr1" draw:text-style-name="P141" svg:width="12.616cm" svg:height="12.701cm" svg:x="1.942cm" svg:y="0.46cm"><text:p/><draw:enhanced-geometry svg:viewBox="0 0 21600 21600" draw:type="rectangle" draw:enhanced-path="M 0 0 L 21600 0 21600 21600 0 21600 0 0 Z N"/></draw:custom-shap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line text:anchor-type="paragraph" draw:z-index="4" draw:name="Forma2" draw:style-name="gr2" draw:text-style-name="P141" svg:x1="0.66cm" svg:y1="0.755cm" svg:x2="16.119cm" svg:y2="0.755cm"><text:p/></draw:line></text:p>
      <text:p text:style-name="P34">Price Stalker</text:p>
      <text:p text:style-name="P28"><draw:line text:anchor-type="paragraph" draw:z-index="5" draw:name="Forma2" draw:style-name="gr3" draw:text-style-name="P141" svg:x1="0.66cm" svg:y1="0.452cm" svg:x2="16.119cm" svg:y2="0.452cm"><text:p text:style-name="P141"><text:s/></text:p></draw:line></text:p>
      <text:p text:style-name="P31"/>
      <text:p text:style-name="P31">Cristóbal Cano</text:p>
      <text:p text:style-name="P31"/>
      <text:p text:style-name="P20">CFGS Desenvolupament d’Aplicacions Web</text:p>
      <text:p text:style-name="P21"/>
      <text:p text:style-name="P21"><text:span text:style-name="T5">IES</text:span> Son Ferrer</text:p>
      <text:p text:style-name="P20">Curs 2019/20</text:p>
      <text:p text:style-name="P22"/>
      <text:p text:style-name="P128">Índice</text:p>
      <text:p text:style-name="P29"/>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81"><text:a xlink:type="simple" xlink:href="#__RefHeading___Toc510_2044107793" text:style-name="Index_20_Link" text:visited-style-name="Index_20_Link">1.Datos personales<text:tab/>2</text:a></text:p>
          <text:p text:style-name="P81"><text:a xlink:type="simple" xlink:href="#__RefHeading___Toc656_2044107793" text:style-name="Index_20_Link" text:visited-style-name="Index_20_Link">2.Introducción<text:tab/>3</text:a></text:p>
          <text:p text:style-name="P81"><text:a xlink:type="simple" xlink:href="#__RefHeading___Toc658_2044107793" text:style-name="Index_20_Link" text:visited-style-name="Index_20_Link">3.Planificación temporal del proyecto<text:tab/>4</text:a></text:p>
          <text:p text:style-name="P81"><text:a xlink:type="simple" xlink:href="#__RefHeading___Toc660_2044107793" text:style-name="Index_20_Link" text:visited-style-name="Index_20_Link">4.Análisis de la competencia<text:tab/>5</text:a></text:p>
          <text:p text:style-name="P81"><text:a xlink:type="simple" xlink:href="#__RefHeading___Toc662_2044107793" text:style-name="Index_20_Link" text:visited-style-name="Index_20_Link">5.Recursos<text:tab/>6</text:a></text:p>
          <text:p text:style-name="P81"><text:a xlink:type="simple" xlink:href="#__RefHeading___Toc664_2044107793" text:style-name="Index_20_Link" text:visited-style-name="Index_20_Link">6.Fase de análisis<text:tab/>7</text:a></text:p>
          <text:p text:style-name="P81"><text:a xlink:type="simple" xlink:href="#__RefHeading___Toc666_2044107793" text:style-name="Index_20_Link" text:visited-style-name="Index_20_Link">7.Fase de diseño<text:tab/>10</text:a></text:p>
          <text:p text:style-name="P81"><text:a xlink:type="simple" xlink:href="#__RefHeading___Toc668_2044107793" text:style-name="Index_20_Link" text:visited-style-name="Index_20_Link">8.Fase de pruebas<text:tab/>11</text:a></text:p>
        </text:index-body>
      </text:table-of-content>
      <text:p text:style-name="P29"/>
      <text:h text:style-name="P140" text:outline-level="1"><text:bookmark-start text:name="__RefHeading___Toc510_2044107793"/><text:span text:style-name="T6">1.</text:span>Datos personales<text:bookmark-end text:name="__RefHeading___Toc510_2044107793"/></text:h>
      <text:p text:style-name="P23"/>
      <text:p text:style-name="P3">Alumno: Tofol Cano Morey</text:p>
      <text:p text:style-name="P3">Centro: IES Son Ferrer</text:p>
      <text:h text:style-name="P140" text:outline-level="1"><text:bookmark-start text:name="__RefHeading___Toc656_2044107793"/><text:span text:style-name="T7">2.</text:span>Introducción<text:bookmark-end text:name="__RefHeading___Toc656_2044107793"/></text:h>
      <text:p text:style-name="P24"/>
      <text:p text:style-name="P35"/>
      <text:p text:style-name="P35"/>
      <text:p text:style-name="P35">Con la implementación de este proyecto, <text:span text:style-name="T17">mejoraré significativamente</text:span> la experiencia de los usuarios en la compra online.</text:p>
      <text:p text:style-name="P35"/>
      <text:p text:style-name="P36">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36"/>
      <text:p text:style-name="P36">El objetivo de la página será avisar al usuario cuando es el mejor momento para comprar un producto para ahorrar en la compra online.</text:p>
      <text:p text:style-name="P36"/>
      <text:p text:style-name="P36">Las operaciones que permitirá realizar son realizar gráficas de precios y automatizar la vigilancia del precio de un producto.</text:p>
      <text:p text:style-name="P36"/>
      <text:p text:style-name="P38">Con la que está cayendo, todo lo que se pueda ahorrar es poco.</text:p>
      <text:p text:style-name="P35"/>
      <text:p text:style-name="P37">Cuando los usuarios de nuestra página web utilicen nuestra página web estos serán capaces de comprar cualquier producto de tiendas online por el mínimo precio posible y siempre por debajo del máximo precio que estarían dispuestos a pagar. <text:span text:style-name="T16">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6">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140" text:outline-level="1"><text:bookmark-start text:name="__RefHeading___Toc658_2044107793"/><text:span text:style-name="T8">3.</text:span>Planificación temporal del proyecto<text:bookmark-end text:name="__RefHeading___Toc658_2044107793"/></text:h>
      <text:p text:style-name="P64"/>
      <text:p text:style-name="P13">Tareas a realizar:</text:p>
      <table:table table:name="Tabla1" table:style-name="Tabla1">
        <table:table-column table:style-name="Tabla1.A" table:number-columns-repeated="3"/>
        <table:table-column table:style-name="Tabla1.D"/>
        <table:table-row>
          <table:table-cell table:style-name="Tabla1.A1" office:value-type="string">
            <text:p text:style-name="P82">Fase</text:p>
          </table:table-cell>
          <table:table-cell table:style-name="Tabla1.A1" office:value-type="string">
            <text:p text:style-name="P82">Tarea</text:p>
          </table:table-cell>
          <table:table-cell table:style-name="Tabla1.A1" office:value-type="string">
            <text:p text:style-name="P82">Horas</text:p>
          </table:table-cell>
          <table:table-cell table:style-name="Tabla1.D1" office:value-type="string">
            <text:p text:style-name="P82">Responsable</text:p>
          </table:table-cell>
        </table:table-row>
        <table:table-row>
          <table:table-cell table:style-name="Tabla1.A16" office:value-type="string">
            <text:p text:style-name="P89">Análisis</text:p>
          </table:table-cell>
          <table:table-cell table:style-name="Tabla1.C16" office:value-type="string">
            <text:p text:style-name="P83">Análisis del problema</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0">Diseño</text:p>
          </table:table-cell>
          <table:table-cell table:style-name="Tabla1.C16" office:value-type="string">
            <text:p text:style-name="P84"><text:bookmark-start text:name="__DdeLink__1000_1878137606"/>Diseño de la base de datos<text:bookmark-end text:name="__DdeLink__1000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6"><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7"><text:bookmark-start text:name="__DdeLink__1008_1878137606"/>Insertar datos e usuarios de ejemplo<text:bookmark-end text:name="__DdeLink__1008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8"><text:bookmark-start text:name="__DdeLink__1016_1878137606"/>Programar login<text:bookmark-end text:name="__DdeLink__1016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8"><text:bookmark-start text:name="__DdeLink__1018_1878137606"/>Programar creación de usuarios<text:bookmark-end text:name="__DdeLink__1018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5"><text:bookmark-start text:name="__DdeLink__1020_1878137606"/>Programar cerrar sesión<text:bookmark-end text:name="__DdeLink__1020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5"><text:bookmark-start text:name="__DdeLink__1026_1878137606"/>Programar eliminación de usuario<text:bookmark-end text:name="__DdeLink__1026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4">Programación</text:p>
          </table:table-cell>
          <table:table-cell table:style-name="Tabla1.C16" office:value-type="string">
            <text:p text:style-name="P94"><text:bookmark-start text:name="__DdeLink__1038_1878137606"/>Programar edición de usuario<text:bookmark-end text:name="__DdeLink__1038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5"><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5"><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5"><text:bookmark-start text:name="__DdeLink__1032_1878137606"/><text:bookmark-start text:name="__DdeLink__1044_1878137606"/>Programar eliminación de un producto <text:span text:style-name="T20">de una</text:span> lista<text:bookmark-end text:name="__DdeLink__1032_1878137606"/><text:bookmark-end text:name="__DdeLink__1044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5"><text:bookmark-start text:name="__DdeLink__1046_1878137606"/>Programar <text:s/>visualización de estadísticas de producto<text:bookmark-end text:name="__DdeLink__1046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5"><text:bookmark-start text:name="__DdeLink__1053_1878137606"/>Programar obtención del precio de varios productos<text:bookmark-end text:name="__DdeLink__1053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6" office:value-type="string">
            <text:p text:style-name="P91">Programación</text:p>
          </table:table-cell>
          <table:table-cell table:style-name="Tabla1.C16" office:value-type="string">
            <text:p text:style-name="P85"><text:bookmark-start text:name="__DdeLink__1068_1878137606"/>Programar frontend<text:bookmark-end text:name="__DdeLink__1068_1878137606"/></text:p>
          </table:table-cell>
          <table:table-cell table:style-name="Tabla1.C16" office:value-type="string">
            <text:p text:style-name="P85"/>
          </table:table-cell>
          <table:table-cell table:style-name="Tabla1.D16" office:value-type="string">
            <text:p text:style-name="P85"/>
          </table:table-cell>
        </table:table-row>
        <table:table-row>
          <table:table-cell table:style-name="Tabla1.A17" office:value-type="string">
            <text:p text:style-name="P91">Programación</text:p>
          </table:table-cell>
          <table:table-cell table:style-name="Tabla1.C17" office:value-type="string">
            <text:p text:style-name="P85"><text:bookmark-start text:name="__DdeLink__1056_1878137606"/>Programar notificación por correo del cambio de precio<text:bookmark-end text:name="__DdeLink__1056_1878137606"/></text:p>
          </table:table-cell>
          <table:table-cell table:style-name="Tabla1.C17" office:value-type="string">
            <text:p text:style-name="P85"/>
          </table:table-cell>
          <table:table-cell table:style-name="Tabla1.D17" office:value-type="string">
            <text:p text:style-name="P85"/>
          </table:table-cell>
        </table:table-row>
        <table:table-row>
          <table:table-cell table:style-name="Tabla1.A18" office:value-type="string">
            <text:p text:style-name="P91">Pruebas</text:p>
          </table:table-cell>
          <table:table-cell table:style-name="Tabla1.C18" office:value-type="string">
            <text:p text:style-name="P92"><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18" office:value-type="string">
            <text:p text:style-name="P85"/>
          </table:table-cell>
          <table:table-cell table:style-name="Tabla1.D18" office:value-type="string">
            <text:p text:style-name="P85"/>
          </table:table-cell>
        </table:table-row>
        <text:soft-page-break/>
        <table:table-row>
          <table:table-cell table:style-name="Tabla1.A19" office:value-type="string">
            <text:p text:style-name="P93">Producción</text:p>
          </table:table-cell>
          <table:table-cell table:style-name="Tabla1.C19" office:value-type="string">
            <text:p text:style-name="P93"><text:bookmark-start text:name="__DdeLink__1072_1878137606"/>Subir proyecto al servidor<text:bookmark-end text:name="__DdeLink__1072_1878137606"/></text:p>
          </table:table-cell>
          <table:table-cell table:style-name="Tabla1.C19" office:value-type="string">
            <text:p text:style-name="P85"/>
          </table:table-cell>
          <table:table-cell table:style-name="Tabla1.D19" office:value-type="string">
            <text:p text:style-name="P85"/>
          </table:table-cell>
        </table:table-row>
      </table:table>
      <text:p text:style-name="P63"/>
      <text:p text:style-name="P62"/>
      <text:p text:style-name="P61"/>
      <text:p text:style-name="P12"><text:span text:style-name="T18">Lugar previsto de realización</text:span>: <text:span text:style-name="T19">Casa</text:span></text:p>
      <text:p text:style-name="P14"/>
      <text:p text:style-name="P15">Diagrama de Gantt:</text:p>
      <text:p text:style-name="P15"><draw:frame draw:style-name="fr1" draw:name="Imagen4" text:anchor-type="paragraph" svg:width="17cm" svg:height="4.567cm" draw:z-index="6"><draw:image xlink:href="Pictures/100002010000063D000001AD807C0BF0467AEC07.png" xlink:type="simple" xlink:show="embed" xlink:actuate="onLoad" loext:mime-type="image/png"/></draw:frame></text:p>
      <text:h text:style-name="P140" text:outline-level="1"><text:bookmark-start text:name="__RefHeading___Toc660_2044107793"/><text:span text:style-name="T9">4.</text:span>Análisis de la competencia<text:bookmark-end text:name="__RefHeading___Toc660_2044107793"/></text:h>
      <text:p text:style-name="P32"/>
      <text:p text:style-name="P44">Otros productos similares:</text:p>
      <text:p text:style-name="P39">Keepa<text:span text:style-name="T1">, CamelCamelCamel, Honey, Wikibuy.</text:span></text:p>
      <text:p text:style-name="P60"/>
      <text:p text:style-name="P40"/>
      <text:p text:style-name="P40"><draw:frame draw:style-name="fr2" draw:name="Imagen5" text:anchor-type="paragraph" svg:width="8.821cm" svg:height="8.821cm" draw:z-index="7"><draw:image xlink:href="Pictures/10000000000000FA000000FA0BAE219EFD31A788.png" xlink:type="simple" xlink:show="embed" xlink:actuate="onLoad" loext:mime-type="image/png"/></draw:frame></text:p>
      <text:p text:style-name="P65">Keepa.</text:p>
      <text:p text:style-name="P43">Keepa es una extensión de navegador que añade gráficos de historial de precios en la página de compra de los productos de Amazon. <text:span text:style-name="T21">También muestra un resumen de las recientes caídas de precios. </text:span></text:p>
      <text:p text:style-name="P41"><draw:frame draw:style-name="fr3" draw:name="Imagen6" text:anchor-type="paragraph" svg:width="17cm" svg:height="7.572cm" draw:z-index="8"><draw:image xlink:href="Pictures/10000201000003D5000001B5B52CF86C09DCF8CB.png" xlink:type="simple" xlink:show="embed" xlink:actuate="onLoad" loext:mime-type="image/png"/></draw:frame></text:p>
      <text:p text:style-name="P41"/>
      <text:p text:style-name="P45"><text:soft-page-break/>Permite configurar una vigilancia de precios desde la página del producto y notifica al usuario cuando este baja de precio por debajo del precio especificado por el usuario. </text:p>
      <text:p text:style-name="P42"><draw:frame draw:style-name="fr1" draw:name="Imagen7" text:anchor-type="paragraph" svg:width="17cm" svg:height="6.847cm" draw:z-index="9"><draw:image xlink:href="Pictures/10000201000003CD00000188910BCA81BF3100F1.png" xlink:type="simple" xlink:show="embed" xlink:actuate="onLoad" loext:mime-type="image/png"/></draw:frame></text:p>
      <text:p text:style-name="P46">Tiene un buscador de productos con varios filtros.</text:p>
      <text:p text:style-name="P46">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46"/>
      <text:p text:style-name="P46"/>
      <text:p text:style-name="P47"><draw:frame draw:style-name="fr4" draw:name="Imagen8" text:anchor-type="paragraph" svg:x="3.858cm" svg:y="0cm" svg:width="9.287cm" svg:height="3.81cm" draw:z-index="10"><draw:image xlink:href="Pictures/100000000000015F0000009061489E3125B26698.png" xlink:type="simple" xlink:show="embed" xlink:actuate="onLoad" loext:mime-type="image/png"/></draw:frame></text:p>
      <text:p text:style-name="P67">CamelCamelCamel.</text:p>
      <text:p text:style-name="P48">CamelCamelCamel es una página web que muestra una gráfica con el historial de precios de los productos de Amazon.</text:p>
      <text:p text:style-name="P48"><draw:frame draw:style-name="fr5" draw:name="Imagen9" text:anchor-type="paragraph" svg:width="17cm" svg:height="8.414cm" draw:z-index="11"><draw:image xlink:href="Pictures/10000201000004A80000024E049A558257C7BE0F.png" xlink:type="simple" xlink:show="embed" xlink:actuate="onLoad" loext:mime-type="image/png"/></draw:frame><text:soft-page-break/></text:p>
      <text:p text:style-name="P49">También incluye vigilancia de productos. Poniendo un correo electrónico y un precio, este te notificará cuando el producto baje por debajo del precio especificado</text:p>
      <text:p text:style-name="P50"><draw:frame draw:style-name="fr5"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50"><draw:frame draw:style-name="fr1" draw:name="Imagen11" text:anchor-type="paragraph" svg:width="17cm" svg:height="5.279cm" draw:z-index="13"><draw:image xlink:href="Pictures/10000201000004A1000001703DC1F57A8FE7A45A.png" xlink:type="simple" xlink:show="embed" xlink:actuate="onLoad" loext:mime-type="image/png"/></draw:frame></text:p>
      <text:p text:style-name="P68"><draw:frame draw:style-name="fr2"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51">Honey <text:span text:style-name="T22">es una extensión de navegador cuyas funcionalidades principales son las de encontrar el mejor código de promoción a la hora de comprar un producto.</text:span></text:p>
      <text:p text:style-name="P52">Una de sus otras funcionalidades es Droplist, este permite añadir items de varias tiendas para notificar al usuario cuando un producto baja de precio.</text:p>
      <text:p text:style-name="P53"><draw:frame draw:style-name="fr6"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54">Droplist también incluye la típica gráfica con el historial de precios de los productos.</text:p>
      <text:p text:style-name="P54"><draw:frame draw:style-name="fr4"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54"/>
      <text:p text:style-name="P53"><draw:frame draw:style-name="fr2" draw:name="Imagen15" text:anchor-type="paragraph" svg:width="7.967cm" svg:height="7.967cm" draw:z-index="17"><draw:image xlink:href="Pictures/10000000000000E1000000E17A60DD732F5D6CFD.png" xlink:type="simple" xlink:show="embed" xlink:actuate="onLoad" loext:mime-type="image/png"/></draw:frame></text:p>
      <text:p text:style-name="P69">WikiBuy.</text:p>
      <text:p text:style-name="P55">WikiBuy, al igual que Honey, es una extensión de navegador que encuentra los mejores cupones del producto que estás comprando. <text:span text:style-name="T23">En su página web muestra diferentes ofertas del producto en otras tiendas online.</text:span></text:p>
      <text:p text:style-name="P55"><draw:frame draw:style-name="fr7" draw:name="Imagen16" text:anchor-type="paragraph" svg:width="17cm" svg:height="9.458cm" draw:z-index="18"><draw:image xlink:href="Pictures/10000201000004430000025F287E70D6EF6643E9.png" xlink:type="simple" xlink:show="embed" xlink:actuate="onLoad" loext:mime-type="image/png"/></draw:frame><text:soft-page-break/></text:p>
      <text:p text:style-name="P56">Muestra el historial de precios del producto.</text:p>
      <text:p text:style-name="P56"><draw:frame draw:style-name="fr5" draw:name="Imagen17" text:anchor-type="paragraph" svg:width="17cm" svg:height="5.318cm" draw:z-index="19"><draw:image xlink:href="Pictures/10000201000003DF0000013684C2BFE05265DAE9.png" xlink:type="simple" xlink:show="embed" xlink:actuate="onLoad" loext:mime-type="image/png"/></draw:frame></text:p>
      <text:p text:style-name="P79"/>
      <text:p text:style-name="P66">Tabla comparativa.</text:p>
      <text:p text:style-name="P66"/>
      <table:table table:name="Tabla2" table:style-name="Tabla2" table:template-name="Estilo predeterminado">
        <table:table-column table:style-name="Tabla2.A" table:number-columns-repeated="3"/>
        <table:table-row table:style-name="Tabla2.1">
          <table:table-cell table:style-name="Tabla2.A1" office:value-type="string">
            <text:p text:style-name="P124">Servicio</text:p>
          </table:table-cell>
          <table:table-cell table:style-name="Tabla2.A1" office:value-type="string">
            <text:p text:style-name="P124">Ventajas</text:p>
          </table:table-cell>
          <table:table-cell table:style-name="Tabla2.C1" office:value-type="string">
            <text:p text:style-name="P124">Inconvenientes</text:p>
          </table:table-cell>
        </table:table-row>
        <table:table-row>
          <table:table-cell table:style-name="Tabla2.A2" office:value-type="string">
            <text:p text:style-name="P122">Keepa</text:p>
          </table:table-cell>
          <table:table-cell table:style-name="Tabla2.A2" office:value-type="string">
            <text:p text:style-name="P96">Añade la gráfica en la propia página del producto.</text:p>
          </table:table-cell>
          <table:table-cell table:style-name="Tabla2.C2" office:value-type="string">
            <text:p text:style-name="P97">Demasiadas opciones, difícil saber que está pasando, hay que saber instalar extensiones en el navegador, <text:span text:style-name="T24">solo funciona con productos de Amazon.</text:span></text:p>
          </table:table-cell>
        </table:table-row>
        <table:table-row>
          <table:table-cell table:style-name="Tabla2.A2" office:value-type="string">
            <text:p text:style-name="P120">CamelCamelCamel</text:p>
          </table:table-cell>
          <table:table-cell table:style-name="Tabla2.A2" office:value-type="string">
            <text:p text:style-name="P98">No hay que instalar ninguna extensión.</text:p>
          </table:table-cell>
          <table:table-cell table:style-name="Tabla2.C2" office:value-type="string">
            <text:p text:style-name="P99">Solo funciona con Amazon, durante la crisis del Coronavirus ha dejado de proporcionar servicios <text:span text:style-name="T25">con información de los Amazon de</text:span> Europa.</text:p>
          </table:table-cell>
        </table:table-row>
        <table:table-row>
          <table:table-cell table:style-name="Tabla2.A2" office:value-type="string">
            <text:p text:style-name="P121">Honey</text:p>
          </table:table-cell>
          <table:table-cell table:style-name="Tabla2.A2" office:value-type="string">
            <text:p text:style-name="P101">Encuentra cupones de descuento de los productos.</text:p>
          </table:table-cell>
          <table:table-cell table:style-name="Tabla2.C2" office:value-type="string">
            <text:p text:style-name="P100">Solo funciona con Amazon, <text:span text:style-name="T26">hay que saber instalar extensiones en el navegador.</text:span></text:p>
          </table:table-cell>
        </table:table-row>
        <table:table-row>
          <table:table-cell table:style-name="Tabla2.A2" office:value-type="string">
            <text:p text:style-name="P123">WikiBuy</text:p>
          </table:table-cell>
          <table:table-cell table:style-name="Tabla2.A2" office:value-type="string">
            <text:p text:style-name="P102">Funciona para varias tiendas</text:p>
          </table:table-cell>
          <table:table-cell table:style-name="Tabla2.C2" office:value-type="string">
            <text:p text:style-name="P102">Ganan un plus si los usuarios compran un producto en concreto por lo que puede <text:span text:style-name="T27">recomendar ofertas pudiendo haber otras mejores.</text:span></text:p>
          </table:table-cell>
        </table:table-row>
      </table:table>
      <text:p text:style-name="P57"/>
      <text:p text:style-name="P70"/>
      <text:p text:style-name="P71">Conclusión.</text:p>
      <text:p text:style-name="P58"/>
      <text:p text:style-name="P59">La sencilla funcionalidad de PriceStalker permite a cualquiera adentrarse en el maravilloso mundo del seguimiento de precios automatizado. <text:span text:style-name="T28">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140" text:outline-level="1"><text:bookmark-start text:name="__RefHeading___Toc662_2044107793"/><text:span text:style-name="T10">5.</text:span>Recursos<text:bookmark-end text:name="__RefHeading___Toc662_2044107793"/></text:h>
      <text:p text:style-name="P30"/>
      <text:p text:style-name="P73">Recursos software</text:p>
      <text:p text:style-name="P72"/>
      <table:table table:name="Tabla3" table:style-name="Tabla3" table:template-name="Estilo predeterminado">
        <table:table-column table:style-name="Tabla3.A" table:number-columns-repeated="5"/>
        <table:table-row table:style-name="Tabla3.1">
          <table:table-cell table:style-name="Tabla3.A1" office:value-type="string">
            <text:p text:style-name="P125">Nombre</text:p>
          </table:table-cell>
          <table:table-cell table:style-name="Tabla3.A1" office:value-type="string">
            <text:p text:style-name="P125">Foto</text:p>
          </table:table-cell>
          <table:table-cell table:style-name="Tabla3.A1" office:value-type="string">
            <text:p text:style-name="P125">Tipo</text:p>
          </table:table-cell>
          <table:table-cell table:style-name="Tabla3.A1" office:value-type="string">
            <text:p text:style-name="P125">Descripción</text:p>
          </table:table-cell>
          <table:table-cell table:style-name="Tabla3.E1" office:value-type="string">
            <text:p text:style-name="P125">Coste</text:p>
          </table:table-cell>
        </table:table-row>
        <table:table-row>
          <table:table-cell table:style-name="Tabla3.A2" office:value-type="string">
            <text:p text:style-name="P103">Eclipse <text:span text:style-name="T29">EE</text:span></text:p>
          </table:table-cell>
          <table:table-cell table:style-name="Tabla3.A2" office:value-type="string">
            <text:p text:style-name="P95"><draw:frame draw:style-name="fr8"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104">Entorno de desarrollo.</text:p>
          </table:table-cell>
          <table:table-cell table:style-name="Tabla3.A2" office:value-type="string">
            <text:p text:style-name="P105">Es un entorno de desarrollo de JavaEE <text:span text:style-name="T30">versión 4.13.</text:span></text:p>
          </table:table-cell>
          <table:table-cell table:style-name="Tabla3.E2" office:value-type="string">
            <text:p text:style-name="P107">0€</text:p>
          </table:table-cell>
        </table:table-row>
        <table:table-row>
          <table:table-cell table:style-name="Tabla3.A2" office:value-type="string">
            <text:p text:style-name="P103">GitKraken</text:p>
          </table:table-cell>
          <table:table-cell table:style-name="Tabla3.A2" office:value-type="string">
            <text:p text:style-name="P95"><draw:frame draw:style-name="fr1"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106">Herramienta de gestión de repositorio<text:span text:style-name="T31">s.</text:span></text:p>
          </table:table-cell>
          <table:table-cell table:style-name="Tabla3.A2" office:value-type="string">
            <text:p text:style-name="P106">Es una herramienta para gestionar repositorios de github</text:p>
          </table:table-cell>
          <table:table-cell table:style-name="Tabla3.E2" office:value-type="string">
            <text:p text:style-name="P108">0€</text:p>
          </table:table-cell>
        </table:table-row>
        <table:table-row table:style-name="Tabla3.1">
          <table:table-cell table:style-name="Tabla3.A2" office:value-type="string">
            <text:p text:style-name="P103">NetBeans</text:p>
          </table:table-cell>
          <table:table-cell table:style-name="Tabla3.A2" office:value-type="string">
            <text:p text:style-name="P95"><draw:frame draw:style-name="fr1"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10">Entorno de desarrollo.</text:p>
          </table:table-cell>
          <table:table-cell table:style-name="Tabla3.A2" office:value-type="string">
            <text:p text:style-name="P110"><text:span text:style-name="T32">Es un entorno de desarrollo de frontend versión </text:span>11.1</text:p>
          </table:table-cell>
          <table:table-cell table:style-name="Tabla3.E2" office:value-type="string">
            <text:p text:style-name="P109">0€</text:p>
          </table:table-cell>
        </table:table-row>
      </table:table>
      <text:p text:style-name="P4"/>
      <text:p text:style-name="P74">Recursos hardware</text:p>
      <text:p text:style-name="P74"/>
      <table:table table:name="Tabla4" table:style-name="Tabla4" table:template-name="Estilo predeterminado">
        <table:table-column table:style-name="Tabla4.A" table:number-columns-repeated="5"/>
        <table:table-row table:style-name="Tabla4.1">
          <table:table-cell table:style-name="Tabla4.A1" office:value-type="string">
            <text:p text:style-name="P125">Nombre</text:p>
          </table:table-cell>
          <table:table-cell table:style-name="Tabla4.A1" office:value-type="string">
            <text:p text:style-name="P125">Foto</text:p>
          </table:table-cell>
          <table:table-cell table:style-name="Tabla4.A1" office:value-type="string">
            <text:p text:style-name="P125">Tipo</text:p>
          </table:table-cell>
          <table:table-cell table:style-name="Tabla4.A1" office:value-type="string">
            <text:p text:style-name="P125">Descripción</text:p>
          </table:table-cell>
          <table:table-cell table:style-name="Tabla4.E1" office:value-type="string">
            <text:p text:style-name="P125">Coste</text:p>
          </table:table-cell>
        </table:table-row>
        <table:table-row>
          <table:table-cell table:style-name="Tabla4.A2" office:value-type="string">
            <text:p text:style-name="P95">Medion Akoya P3606D</text:p>
          </table:table-cell>
          <table:table-cell table:style-name="Tabla4.A2" office:value-type="string">
            <text:p text:style-name="P95"><draw:frame draw:style-name="fr1"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11">PC de sobremesa</text:p>
          </table:table-cell>
          <table:table-cell table:style-name="Tabla4.A2" office:value-type="string">
            <text:p text:style-name="P112">Procesador: Intel Core i7-4790</text:p>
            <text:p text:style-name="P112"/>
            <text:p text:style-name="P112">Almacenamiento: 1TB HDD</text:p>
            <text:p text:style-name="P112"/>
            <text:p text:style-name="P112">Ram: 4 + 8 GB</text:p>
          </table:table-cell>
          <table:table-cell table:style-name="Tabla4.E2" office:value-type="string">
            <text:p text:style-name="P113">‭739,95‬€</text:p>
          </table:table-cell>
        </table:table-row>
      </table:table>
      <text:p text:style-name="P74"/>
      <text:p text:style-name="P80"/>
      <text:p text:style-name="P75">Recursos humanos</text:p>
      <text:p text:style-name="P75"/>
      <table:table table:name="Tabla5" table:style-name="Tabla5" table:template-name="Estilo predeterminado">
        <table:table-column table:style-name="Tabla5.A" table:number-columns-repeated="3"/>
        <table:table-row table:style-name="Tabla5.1">
          <table:table-cell table:style-name="Tabla5.A1" office:value-type="string">
            <text:p text:style-name="P126">Perfil</text:p>
          </table:table-cell>
          <table:table-cell table:style-name="Tabla5.A1" office:value-type="string">
            <text:p text:style-name="P126">Persona</text:p>
          </table:table-cell>
          <table:table-cell table:style-name="Tabla5.C1" office:value-type="string">
            <text:p text:style-name="P126">Coste</text:p>
          </table:table-cell>
        </table:table-row>
        <table:table-row>
          <table:table-cell table:style-name="Tabla5.A2" office:value-type="string">
            <text:p text:style-name="P116">Programador</text:p>
          </table:table-cell>
          <table:table-cell table:style-name="Tabla5.A2" office:value-type="string">
            <text:p text:style-name="P116">Tofol Cano</text:p>
          </table:table-cell>
          <table:table-cell table:style-name="Tabla5.C2" office:value-type="string">
            <text:p text:style-name="P116">7,20€/h</text:p>
          </table:table-cell>
        </table:table-row>
        <table:table-row table:style-name="Tabla5.1">
          <table:table-cell table:style-name="Tabla5.A3" office:value-type="string">
            <text:p text:style-name="P119">Consultor</text:p>
          </table:table-cell>
          <table:table-cell table:style-name="Tabla5.A3" office:value-type="string">
            <text:p text:style-name="P119">Tofol Cano</text:p>
          </table:table-cell>
          <table:table-cell table:style-name="Tabla5.C3" office:value-type="string">
            <text:p text:style-name="P119">8€/h</text:p>
          </table:table-cell>
        </table:table-row>
        <table:table-row table:style-name="Tabla5.4">
          <table:table-cell table:style-name="Tabla5.A2" office:value-type="string">
            <text:p text:style-name="P117">Diseñador</text:p>
          </table:table-cell>
          <table:table-cell table:style-name="Tabla5.A2" office:value-type="string">
            <text:p text:style-name="P117">Tofol Cano</text:p>
          </table:table-cell>
          <table:table-cell table:style-name="Tabla5.C2" office:value-type="string">
            <text:p text:style-name="P117">10€/h</text:p>
          </table:table-cell>
        </table:table-row>
        <table:table-row table:style-name="Tabla5.1">
          <table:table-cell table:style-name="Tabla5.A2" office:value-type="string">
            <text:p text:style-name="P114">Analista</text:p>
          </table:table-cell>
          <table:table-cell table:style-name="Tabla5.A2" office:value-type="string">
            <text:p text:style-name="P114">Tofol Cano</text:p>
          </table:table-cell>
          <table:table-cell table:style-name="Tabla5.C2" office:value-type="string">
            <text:p text:style-name="P114">100€/h</text:p>
          </table:table-cell>
        </table:table-row>
        <table:table-row table:style-name="Tabla5.1">
          <table:table-cell table:style-name="Tabla5.A2" office:value-type="string">
            <text:p text:style-name="P118">Cabeza de proyecto</text:p>
          </table:table-cell>
          <table:table-cell table:style-name="Tabla5.A2" office:value-type="string">
            <text:p text:style-name="P118">Tofol Cano</text:p>
          </table:table-cell>
          <table:table-cell table:style-name="Tabla5.C2" office:value-type="string">
            <text:p text:style-name="P118">110€/h</text:p>
          </table:table-cell>
        </table:table-row>
        <table:table-row>
          <table:table-cell table:style-name="Tabla5.A2" office:value-type="string">
            <text:p text:style-name="P115">Consultor</text:p>
          </table:table-cell>
          <table:table-cell table:style-name="Tabla5.A2" office:value-type="string">
            <text:p text:style-name="P115">Tomàs Ribot</text:p>
          </table:table-cell>
          <table:table-cell table:style-name="Tabla5.C2" office:value-type="string">
            <text:p text:style-name="P115">150€/h</text:p>
          </table:table-cell>
        </table:table-row>
      </table:table>
      <text:p text:style-name="P75"/>
      <text:h text:style-name="Heading_20_1" text:outline-level="1"><text:bookmark-start text:name="__RefHeading___Toc664_2044107793"/><text:span text:style-name="T11">6.</text:span>Fase de análisis<text:bookmark-end text:name="__RefHeading___Toc664_2044107793"/></text:h>
      <text:p text:style-name="P25"/>
      <text:p text:style-name="P5">Requisitos:</text:p>
      <text:list xml:id="list644581713" text:style-name="L1">
        <text:list-item>
          <text:p text:style-name="P129">Login</text:p>
        </text:list-item>
        <text:list-item>
          <text:p text:style-name="P129">Logout</text:p>
        </text:list-item>
        <text:list-item>
          <text:p text:style-name="P129">Registro</text:p>
        </text:list-item>
        <text:list-item>
          <text:p text:style-name="P129">Borrar cuenta</text:p>
        </text:list-item>
        <text:list-item>
          <text:p text:style-name="P129">Ver lista de productos</text:p>
        </text:list-item>
        <text:list-item>
          <text:p text:style-name="P129">Añadir producto a lista</text:p>
        </text:list-item>
        <text:list-item>
          <text:p text:style-name="P129">Quitar producto</text:p>
        </text:list-item>
        <text:list-item>
          <text:p text:style-name="P129">Ver estadísticas del producto</text:p>
        </text:list-item>
        <text:list-item>
          <text:p text:style-name="P129">Obtención automatizad<text:span text:style-name="T2">a</text:span> del precio de <text:span text:style-name="T2">los</text:span> producto<text:span text:style-name="T2">s</text:span></text:p>
        </text:list-item>
        <text:list-item>
          <text:p text:style-name="P130">Notificación del cambio de precio</text:p>
        </text:list-item>
      </text:list>
      <text:p text:style-name="P6"/>
      <text:p text:style-name="P76">Modelo E/R:</text:p>
      <text:p text:style-name="P7"><draw:frame draw:style-name="fr9" draw:name="Imagen1" text:anchor-type="paragraph" svg:width="13.467cm" svg:height="16.669cm" draw:z-index="0"><draw:image xlink:href="Pictures/10000201000001FD00000276E539634F008531D1.png" xlink:type="simple" xlink:show="embed" xlink:actuate="onLoad" loext:mime-type="image/png"/></draw:frame></text:p>
      <text:p text:style-name="P77">Diagrama de flujo:</text:p>
      <text:p text:style-name="P16"><draw:frame draw:style-name="fr1" draw:name="Imagen2" text:anchor-type="paragraph" svg:width="17cm" svg:height="13.885cm" draw:z-index="1"><draw:image xlink:href="Pictures/1000020100000364000002C58603D86D080D1DE5.png" xlink:type="simple" xlink:show="embed" xlink:actuate="onLoad" loext:mime-type="image/png"/></draw:frame></text:p>
      <text:p text:style-name="P17"/>
      <text:p text:style-name="P78">Diagrama UML de casos de uso:</text:p>
      <text:p text:style-name="P17"><draw:frame draw:style-name="fr3" draw:name="Imagen22" text:anchor-type="paragraph" svg:width="17cm" svg:height="13.063cm" draw:z-index="24"><draw:image xlink:href="Pictures/10000201000003EE0000030501A4A78ADEEA5B6F.png" xlink:type="simple" xlink:show="embed" xlink:actuate="onLoad" loext:mime-type="image/png"/></draw:frame></text:p>
      <text:h text:style-name="P140" text:outline-level="1"><text:bookmark-start text:name="__RefHeading___Toc666_2044107793"/><text:span text:style-name="T12">7.</text:span>Fase de diseño<text:bookmark-end text:name="__RefHeading___Toc666_2044107793"/></text:h>
      <text:p text:style-name="P26"/>
      <text:p text:style-name="P8">Modelo relacional de la base de datos:</text:p>
      <text:p text:style-name="P8"><draw:frame draw:style-name="fr1" draw:name="Imagen3" text:anchor-type="paragraph" svg:width="17cm" svg:height="8.509cm" draw:z-index="2"><draw:image xlink:href="Pictures/10000201000003C1000001E17752C257527BFF72.png" xlink:type="simple" xlink:show="embed" xlink:actuate="onLoad" loext:mime-type="image/png"/></draw:frame></text:p>
      <text:p text:style-name="P18">Mockup de la página principal:</text:p>
      <text:p text:style-name="P18"><draw:frame draw:style-name="fr3" draw:name="Imagen23" text:anchor-type="paragraph" svg:width="17cm" svg:height="19.253cm" draw:z-index="25"><draw:image xlink:href="Pictures/100002010000032F0000039BE80B8D2BE347D7A7.png" xlink:type="simple" xlink:show="embed" xlink:actuate="onLoad" loext:mime-type="image/png"/></draw:frame><text:soft-page-break/></text:p>
      <text:p text:style-name="P19">Mockup de la página de la lista de productos:</text:p>
      <text:p text:style-name="P19"><draw:frame draw:style-name="fr10" draw:name="Imagen24" text:anchor-type="paragraph" svg:width="16.538cm" svg:height="20.772cm" draw:z-index="26"><draw:image xlink:href="Pictures/100002010000027100000311D6738F770AE79537.png" xlink:type="simple" xlink:show="embed" xlink:actuate="onLoad" loext:mime-type="image/png"/></draw:frame><text:soft-page-break/></text:p>
      <text:p text:style-name="P139">Mockup de la página de gráficas:</text:p>
      <text:p text:style-name="P139"><draw:frame draw:style-name="fr3" draw:name="Imagen25" text:anchor-type="paragraph" svg:width="17cm" svg:height="13.933cm" draw:z-index="27"><draw:image xlink:href="Pictures/100002010000032400000293F0AE9D58AFB89B8E.png" xlink:type="simple" xlink:show="embed" xlink:actuate="onLoad" loext:mime-type="image/png"/></draw:frame><text:soft-page-break/></text:p>
      <text:h text:style-name="P140" text:outline-level="1"><text:bookmark-start text:name="__RefHeading___Toc668_2044107793"/><text:span text:style-name="T13">8.</text:span>Fase de pruebas<text:bookmark-end text:name="__RefHeading___Toc668_2044107793"/></text:h>
      <text:p text:style-name="P27"/>
      <text:p text:style-name="P9">Plan de pruebas de los módulos principales.</text:p>
      <text:p text:style-name="P10"/>
      <text:list xml:id="list205078543" text:style-name="L2">
        <text:list-item>
          <text:p text:style-name="P131">Módulo de Login</text:p>
          <text:list>
            <text:list-item>
              <text:p text:style-name="P131">Datos de entrada:</text:p>
              <text:list>
                <text:list-item>
                  <text:p text:style-name="P131"><text:span text:style-name="T4">Correo electrónico</text:span>: <text:a xlink:type="simple" xlink:href="mailto:tofolcanodaw2@gmail.com" text:style-name="Internet_20_link" text:visited-style-name="Visited_20_Internet_20_Link"><text:span text:style-name="T3">tofolcanodaw2@gmail.com</text:span></text:a></text:p>
                </text:list-item>
                <text:list-item>
                  <text:p text:style-name="P132">Contraseña: “patata24”</text:p>
                </text:list-item>
              </text:list>
            </text:list-item>
            <text:list-item>
              <text:p text:style-name="P133">Salida obtenida:</text:p>
              <text:list>
                <text:list-item>
                  <text:p text:style-name="P133">Página principal con el usuario logueado</text:p>
                </text:list-item>
              </text:list>
            </text:list-item>
            <text:list-item>
              <text:p text:style-name="P135">Resultados esperados:</text:p>
              <text:list>
                <text:list-item>
                  <text:p text:style-name="P134">Página principal con el usuario logueado</text:p>
                </text:list-item>
              </text:list>
            </text:list-item>
            <text:list-item>
              <text:p text:style-name="P136">Conclusión:</text:p>
              <text:list>
                <text:list-item>
                  <text:p text:style-name="P136">Funciona correctamente.</text:p>
                </text:list-item>
              </text:list>
            </text:list-item>
          </text:list>
        </text:list-item>
      </text:list>
      <text:p text:style-name="P11"/>
      <text:list xml:id="list213107255128670" text:continue-numbering="true" text:style-name="L2">
        <text:list-item>
          <text:p text:style-name="P137">Módulo de creación de usuarios</text:p>
          <text:list>
            <text:list-item>
              <text:p text:style-name="P137">Datos de entrada:</text:p>
              <text:list>
                <text:list-item>
                  <text:p text:style-name="P137">Nombre: <text:a xlink:type="simple" xlink:href="mailto:usuario@nuevo.com" text:style-name="Internet_20_link" text:visited-style-name="Visited_20_Internet_20_Link">usuario@nuevo.com</text:a></text:p>
                </text:list-item>
                <text:list-item>
                  <text:p text:style-name="P137">Contraseña: “1234”</text:p>
                </text:list-item>
                <text:list-item>
                  <text:p text:style-name="P137">Contraseña repetida: “1234”</text:p>
                </text:list-item>
              </text:list>
            </text:list-item>
            <text:list-item>
              <text:p text:style-name="P137">Salida obtenida:</text:p>
              <text:list>
                <text:list-item>
                  <text:p text:style-name="P137">Página principal con el nuevo usuario logueado</text:p>
                </text:list-item>
              </text:list>
            </text:list-item>
            <text:list-item>
              <text:p text:style-name="P137">Resultados esperados:</text:p>
              <text:list>
                <text:list-item>
                  <text:p text:style-name="P137">Página principal con el nuevo usuario logueado</text:p>
                </text:list-item>
              </text:list>
            </text:list-item>
            <text:list-item>
              <text:p text:style-name="P137">Conclusión:</text:p>
              <text:list>
                <text:list-item>
                  <text:p text:style-name="P137">Funciona correctamente.</text:p>
                </text:list-item>
              </text:list>
            </text:list-item>
          </text:list>
        </text:list-item>
      </text:list>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10T21:31:05.701000000</dc:date>
    <meta:editing-duration>P1DT11H29M4S</meta:editing-duration>
    <meta:editing-cycles>319</meta:editing-cycles>
    <meta:generator>LibreOffice/6.0.1.1$Windows_X86_64 LibreOffice_project/60bfb1526849283ce2491346ed2aa51c465abfe6</meta:generator>
    <meta:document-statistic meta:table-count="5" meta:image-count="25" meta:object-count="0" meta:page-count="25" meta:paragraph-count="204" meta:word-count="2164" meta:character-count="13173" meta:non-whitespace-character-count="11241"/>
  </office:meta>
</office:document-meta>
</file>